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F000000E6706BC9EACEAAC018.png" manifest:media-type="image/png"/>
  <manifest:file-entry manifest:full-path="Pictures/1000020100000203000002596FEBA064644C9AD9.png" manifest:media-type="image/png"/>
  <manifest:file-entry manifest:full-path="Pictures/10000201000002D700000096977E1755E72C248B.png" manifest:media-type="image/png"/>
  <manifest:file-entry manifest:full-path="Pictures/100000000000039F000002BBA813C0AFC73DC781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201000000A3000001651B4B7B6DDABDE9AC.png" manifest:media-type="image/png"/>
  <manifest:file-entry manifest:full-path="Pictures/100000000000013D000001793E6B8EFC6D32E2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53e5007"/>
    </style:style>
    <style:style style:name="P8" style:family="paragraph" style:parent-style-name="Text_20_body">
      <style:text-properties officeooo:rsid="01dd4f45"/>
    </style:style>
    <style:style style:name="P9" style:family="paragraph" style:parent-style-name="Text_20_body">
      <style:text-properties officeooo:rsid="06ccf695" officeooo:paragraph-rsid="06ccf695"/>
    </style:style>
    <style:style style:name="P10" style:family="paragraph" style:parent-style-name="Text_20_body">
      <style:text-properties officeooo:paragraph-rsid="073c58d4"/>
    </style:style>
    <style:style style:name="P11" style:family="paragraph" style:parent-style-name="Text_20_body">
      <style:text-properties officeooo:paragraph-rsid="06ccf695"/>
    </style:style>
    <style:style style:name="P12" style:family="paragraph" style:parent-style-name="Text_20_body">
      <style:text-properties officeooo:paragraph-rsid="06ced3ef"/>
    </style:style>
    <style:style style:name="P13" style:family="paragraph" style:parent-style-name="Text_20_body">
      <style:text-properties officeooo:rsid="06d70b8e" officeooo:paragraph-rsid="06d70b8e"/>
    </style:style>
    <style:style style:name="P14" style:family="paragraph" style:parent-style-name="Text_20_body">
      <style:text-properties officeooo:rsid="07a30110" officeooo:paragraph-rsid="07a30110"/>
    </style:style>
    <style:style style:name="P15" style:family="paragraph" style:parent-style-name="Text_20_body">
      <style:paragraph-properties fo:text-align="justify" style:justify-single-word="false"/>
      <style:text-properties officeooo:rsid="07a30110" officeooo:paragraph-rsid="07a30110"/>
    </style:style>
    <style:style style:name="P16" style:family="paragraph" style:parent-style-name="Text_20_body">
      <style:text-properties style:font-name="Times New Roman1" fo:font-size="12pt" officeooo:rsid="07a30110" officeooo:paragraph-rsid="07a70c6b" style:font-size-asian="10pt" style:font-size-complex="10pt"/>
    </style:style>
    <style:style style:name="P17" style:family="paragraph" style:parent-style-name="Text_20_body">
      <style:text-properties style:font-name="Times New Roman1" fo:font-size="12pt" officeooo:rsid="07a30110" officeooo:paragraph-rsid="07a8293d" style:font-size-asian="10pt" style:font-size-complex="10pt"/>
    </style:style>
    <style:style style:name="P18" style:family="paragraph" style:parent-style-name="Text_20_body">
      <style:text-properties style:font-name="Times New Roman1" fo:font-size="12pt" officeooo:rsid="07a8293d" officeooo:paragraph-rsid="07a8293d" style:font-size-asian="10pt" style:font-size-complex="10pt"/>
    </style:style>
    <style:style style:name="P19" style:family="paragraph" style:parent-style-name="Text_20_body">
      <style:text-properties officeooo:paragraph-rsid="07ab1484"/>
    </style:style>
    <style:style style:name="P20" style:family="paragraph" style:parent-style-name="Text_20_body">
      <style:text-properties style:font-name="Consolas" fo:font-size="10pt" officeooo:rsid="07ab1484" officeooo:paragraph-rsid="07ab1484" style:font-size-asian="10pt" style:font-size-complex="10pt"/>
    </style:style>
    <style:style style:name="P21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2" style:family="paragraph" style:parent-style-name="Index">
      <style:text-properties officeooo:rsid="04a62934" officeooo:paragraph-rsid="04a62934"/>
    </style:style>
    <style:style style:name="P23" style:family="paragraph" style:parent-style-name="Index">
      <style:text-properties officeooo:rsid="04aa52c3" officeooo:paragraph-rsid="0455cd2a"/>
    </style:style>
    <style:style style:name="P24" style:family="paragraph" style:parent-style-name="Index">
      <style:paragraph-properties fo:text-align="start" style:justify-single-word="false"/>
      <style:text-properties officeooo:paragraph-rsid="0002d659"/>
    </style:style>
    <style:style style:name="P25" style:family="paragraph" style:parent-style-name="Index">
      <style:text-properties officeooo:rsid="06bc7541" officeooo:paragraph-rsid="06bc7541"/>
    </style:style>
    <style:style style:name="P26" style:family="paragraph" style:parent-style-name="Index">
      <style:text-properties officeooo:rsid="06c64f54" officeooo:paragraph-rsid="06c64f54"/>
    </style:style>
    <style:style style:name="P27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Heading_20_1">
      <style:text-properties officeooo:paragraph-rsid="06738a4f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officeooo:rsid="01ad83bc" officeooo:paragraph-rsid="01ad83bc"/>
    </style:style>
    <style:style style:name="P38" style:family="paragraph" style:parent-style-name="Heading_20_1">
      <style:paragraph-properties fo:break-before="page"/>
      <style:text-properties officeooo:rsid="05cc8a78" officeooo:paragraph-rsid="0764cbcc"/>
    </style:style>
    <style:style style:name="P39" style:family="paragraph" style:parent-style-name="Heading_20_1">
      <style:paragraph-properties fo:break-before="page"/>
      <style:text-properties officeooo:paragraph-rsid="074a2fec"/>
    </style:style>
    <style:style style:name="P40" style:family="paragraph" style:parent-style-name="Heading_20_1">
      <style:paragraph-properties fo:break-before="page"/>
      <style:text-properties officeooo:rsid="0184022c" officeooo:paragraph-rsid="0184022c"/>
    </style:style>
    <style:style style:name="P41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2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3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44" style:family="paragraph" style:parent-style-name="Heading_20_2">
      <style:text-properties officeooo:rsid="0036a586" officeooo:paragraph-rsid="0176446b"/>
    </style:style>
    <style:style style:name="P45" style:family="paragraph" style:parent-style-name="Heading_20_2">
      <style:text-properties officeooo:paragraph-rsid="053e5007"/>
    </style:style>
    <style:style style:name="P46" style:family="paragraph" style:parent-style-name="Heading_20_2" style:list-style-name=""/>
    <style:style style:name="P47" style:family="paragraph" style:parent-style-name="Heading_20_2">
      <style:text-properties officeooo:paragraph-rsid="07a30110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Standard">
      <style:text-properties officeooo:rsid="000b5804" officeooo:paragraph-rsid="003596f7"/>
    </style:style>
    <style:style style:name="P50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51" style:family="paragraph" style:parent-style-name="Text_20_body">
      <style:text-properties style:font-name="Times New Roman" officeooo:rsid="02c07c14"/>
    </style:style>
    <style:style style:name="P52" style:family="paragraph" style:parent-style-name="Text_20_body" style:list-style-name="L1">
      <style:text-properties style:font-name="Times New Roman" officeooo:rsid="02c07c14" officeooo:paragraph-rsid="02c07c14"/>
    </style:style>
    <style:style style:name="P53" style:family="paragraph" style:parent-style-name="Text_20_body" style:list-style-name="L1">
      <style:text-properties style:font-name="Times New Roman" officeooo:rsid="02c07c14" officeooo:paragraph-rsid="02d79272"/>
    </style:style>
    <style:style style:name="P54" style:family="paragraph" style:parent-style-name="Text_20_body" style:list-style-name="L1">
      <style:text-properties style:font-name="Times New Roman" officeooo:rsid="02c694e2" officeooo:paragraph-rsid="02c694e2"/>
    </style:style>
    <style:style style:name="P55" style:family="paragraph" style:parent-style-name="Text_20_body" style:list-style-name="L2">
      <style:text-properties style:font-name="Times New Roman" officeooo:rsid="02c25302" officeooo:paragraph-rsid="02c25302"/>
    </style:style>
    <style:style style:name="P56" style:family="paragraph" style:parent-style-name="Text_20_body" style:list-style-name="L10">
      <style:text-properties style:font-name="Times New Roman" officeooo:rsid="016f9575" officeooo:paragraph-rsid="016f9575"/>
    </style:style>
    <style:style style:name="P57" style:family="paragraph" style:parent-style-name="Text_20_body" style:list-style-name="L10">
      <style:text-properties style:font-name="Times New Roman" officeooo:rsid="016f9575" officeooo:paragraph-rsid="032ec10b"/>
    </style:style>
    <style:style style:name="P58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9" style:family="paragraph" style:parent-style-name="Text_20_body" style:list-style-name="L3">
      <style:text-properties officeooo:rsid="02d35e24" officeooo:paragraph-rsid="02d35e24"/>
    </style:style>
    <style:style style:name="P60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61" style:family="paragraph" style:parent-style-name="Text_20_body" style:list-style-name="L5"/>
    <style:style style:name="P62" style:family="paragraph" style:parent-style-name="Text_20_body" style:list-style-name="L6"/>
    <style:style style:name="P63" style:family="paragraph" style:parent-style-name="Text_20_body" style:list-style-name="L7"/>
    <style:style style:name="P64" style:family="paragraph" style:parent-style-name="Text_20_body" style:list-style-name="L8"/>
    <style:style style:name="P65" style:family="paragraph" style:parent-style-name="Text_20_body" style:list-style-name="L8">
      <style:text-properties officeooo:paragraph-rsid="07a059a9"/>
    </style:style>
    <style:style style:name="P66" style:family="paragraph" style:parent-style-name="Text_20_body" style:list-style-name="L9"/>
    <style:style style:name="P67" style:family="paragraph" style:parent-style-name="Text_20_body" style:list-style-name="L10">
      <style:text-properties officeooo:paragraph-rsid="030b3fb7"/>
    </style:style>
    <style:style style:name="P68" style:family="paragraph" style:parent-style-name="Text_20_body" style:list-style-name="L11">
      <style:text-properties officeooo:rsid="06d70b8e" officeooo:paragraph-rsid="075549ba"/>
    </style:style>
    <style:style style:name="P69" style:family="paragraph" style:parent-style-name="Text_20_body" style:list-style-name="L11">
      <style:text-properties officeooo:rsid="06d70b8e" officeooo:paragraph-rsid="06d70b8e"/>
    </style:style>
    <style:style style:name="P70" style:family="paragraph" style:parent-style-name="Text_20_body">
      <style:text-properties officeooo:paragraph-rsid="06738a4f"/>
    </style:style>
    <style:style style:name="P71" style:family="paragraph" style:parent-style-name="Text_20_body">
      <style:text-properties officeooo:rsid="07a30110" officeooo:paragraph-rsid="07a30110"/>
    </style:style>
    <style:style style:name="P72" style:family="paragraph" style:parent-style-name="Text_20_body">
      <style:text-properties officeooo:rsid="07ade327" officeooo:paragraph-rsid="07ade327"/>
    </style:style>
    <style:style style:name="P73" style:family="paragraph" style:parent-style-name="Text_20_body">
      <style:text-properties officeooo:rsid="02c6c633" officeooo:paragraph-rsid="02c6c633"/>
    </style:style>
    <style:style style:name="P74" style:family="paragraph" style:parent-style-name="Text_20_body">
      <style:text-properties officeooo:rsid="02d0c423" officeooo:paragraph-rsid="02d0c423"/>
    </style:style>
    <style:style style:name="P75" style:family="paragraph" style:parent-style-name="Text_20_body">
      <style:text-properties officeooo:rsid="02d5c322" officeooo:paragraph-rsid="02d5c322"/>
    </style:style>
    <style:style style:name="P76" style:family="paragraph" style:parent-style-name="Text_20_body">
      <style:text-properties officeooo:rsid="02d802d1" officeooo:paragraph-rsid="02d802d1"/>
    </style:style>
    <style:style style:name="P77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8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style:font-name="Liberation Sans" fo:font-size="14pt" officeooo:rsid="07a29910" style:font-name-asian="Microsoft YaHei" style:font-size-asian="14pt" style:font-name-complex="Mangal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20d25"/>
    </style:style>
    <style:style style:name="T21" style:family="text">
      <style:text-properties officeooo:rsid="06de0985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1" fo:font-size="12pt" officeooo:rsid="06ced3ef" style:font-size-asian="10pt" style:font-size-complex="10pt"/>
    </style:style>
    <style:style style:name="T25" style:family="text">
      <style:text-properties style:font-name="Times New Roman1" fo:font-size="12pt" officeooo:rsid="075549ba" style:font-size-asian="10pt" style:font-size-complex="10pt"/>
    </style:style>
    <style:style style:name="T26" style:family="text">
      <style:text-properties style:font-name="Times New Roman1" fo:font-size="12pt" officeooo:rsid="07a30110" style:font-size-asian="10pt" style:font-size-complex="10pt"/>
    </style:style>
    <style:style style:name="T27" style:family="text">
      <style:text-properties style:font-name="Times New Roman1" fo:font-size="12pt" officeooo:rsid="07ab1484" style:font-size-asian="10pt" style:font-size-complex="10pt"/>
    </style:style>
    <style:style style:name="T28" style:family="text">
      <style:text-properties officeooo:rsid="07a70c6b"/>
    </style:style>
    <style:style style:name="T29" style:family="text">
      <style:text-properties officeooo:rsid="07a8293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560703901712" text:id="ct2560703901712">
          <text:deletion>
            <office:change-info>
              <dc:creator>Unbekannter Autor</dc:creator>
              <dc:date>2017-11-13T22:24:28</dc:date>
            </office:change-info>
            <text:p text:style-name="P6"><text:span text:style-name="T22">2017.</text:span></text:p>
          </text:deletion>
        </text:changed-region>
        <text:changed-region xml:id="ct2560703899792" text:id="ct2560703899792">
          <text:deletion>
            <office:change-info>
              <dc:creator>Unbekannter Autor</dc:creator>
              <dc:date>2017-06-15T18:31:00</dc:date>
            </office:change-info>
            <text:p text:style-name="P6"><text:span text:style-name="T22">3</text:span></text:p>
          </text:deletion>
        </text:changed-region>
        <text:changed-region xml:id="ct2560703902432" text:id="ct2560703902432">
          <text:deletion>
            <office:change-info>
              <dc:creator>Unbekannter Autor</dc:creator>
              <dc:date>2017-11-13T22:24:28</dc:date>
            </office:change-info>
            <text:p text:style-name="P4"><text:span text:style-name="T14">2017.</text:span></text:p>
          </text:deletion>
        </text:changed-region>
        <text:changed-region xml:id="ct2560703893552" text:id="ct2560703893552">
          <text:deletion>
            <office:change-info>
              <dc:creator>Unbekannter Autor</dc:creator>
              <dc:date>2017-06-15T18:31:00</dc:date>
            </office:change-info>
            <text:p text:style-name="P4"><text:span text:style-name="T14">3</text:span></text:p>
          </text:deletion>
        </text:changed-region>
        <text:changed-region xml:id="ct2560703897392" text:id="ct2560703897392">
          <text:deletion>
            <office:change-info>
              <dc:creator>Unbekannter Autor</dc:creator>
              <dc:date>2017-06-11T21:15:00</dc:date>
            </office:change-info>
            <text:h text:style-name="P36" text:outline-level="1"/>
            <text:h text:style-name="Heading_20_1" text:outline-level="1"/>
          </text:deletion>
        </text:changed-region>
        <text:changed-region xml:id="ct2560703891392" text:id="ct2560703891392">
          <text:deletion>
            <office:change-info>
              <dc:creator>Unbekannter Autor</dc:creator>
              <dc:date>2017-05-28T23:21:00</dc:date>
            </office:change-info>
            <text:h text:style-name="P36" text:outline-level="1">D</text:h>
          </text:deletion>
        </text:changed-region>
        <text:changed-region xml:id="ct2560703893312" text:id="ct2560703893312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35" text:outline-level="1"/>
          </text:deletion>
        </text:changed-region>
        <text:changed-region xml:id="ct2560703895952" text:id="ct2560703895952">
          <text:deletion>
            <office:change-info>
              <dc:creator>Unbekannter Autor</dc:creator>
              <dc:date>2017-05-28T23:20:00</dc:date>
            </office:change-info>
            <text:h text:style-name="P35" text:outline-level="1">request_logging ist nun in der cms-config Datei einstellbar. Es ist in den Voreinstellungen deaktiviert.</text:h>
            <text:p text:style-name="P70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560703900752" text:id="ct2560703900752">
          <text:deletion>
            <office:change-info>
              <dc:creator>Unbekannter Autor</dc:creator>
              <dc:date>2017-04-18T21:57:00</dc:date>
            </office:change-info>
            <text:p text:style-name="P70"/>
            <text:h text:style-name="P35" text:outline-level="1"/>
          </text:deletion>
        </text:changed-region>
        <text:changed-region xml:id="ct2560703890672" text:id="ct2560703890672">
          <text:deletion>
            <office:change-info>
              <dc:creator>Unbekannter Autor</dc:creator>
              <dc:date>2017-05-28T23:20:00</dc:date>
            </office:change-info>
            <text:h text:style-name="P35" text:outline-level="1"/>
            <text:list xml:id="list3100400170" text:style-name="L1">
              <text:list-item>
                <text:p text:style-name="P52">Neues Standardtheme "impro17"</text:p>
              </text:list-item>
              <text:list-item>
                <text:p text:style-name="P52">Shortcut zum Leeren des Caches hinzugefügt</text:p>
              </text:list-item>
              <text:list-item>
                <text:p text:style-name="P53">ViewBag hinzugefügt</text:p>
              </text:list-item>
              <text:list-item>
                <text:p text:style-name="P53">Funktion Request::getVar() hinzugefügt</text:p>
              </text:list-item>
              <text:list-item>
                <text:p text:style-name="P52">Anzahl der gefundenen Datensätze wird nun angezeigt</text:p>
              </text:list-item>
              <text:list-item>
                <text:p text:style-name="P52">Content-Typen können nun auf entsprechende Model Klassen gemappt werden</text:p>
              </text:list-item>
              <text:list-item>
                <text:p text:style-name="P52">Man kann nun schon beim Anlegen eines Benutzers eine Gruppe wählen</text:p>
              </text:list-item>
              <text:list-item>
                <text:p text:style-name="P52">PHP_ICO auf Version 1.0.4 aktualisiert</text:p>
              </text:list-item>
              <text:list-item>
                <text:p text:style-name="P52">request_logging ist nun in der cms-config Datei einstellbar. Es ist in den Voreinstellungen deaktiviert.</text:p>
              </text:list-item>
              <text:list-item>
                <text:p text:style-name="P52">Link "Ein weiteres Paket installieren" hinzugefügt</text:p>
              </text:list-item>
              <text:list-item>
                <text:p text:style-name="P52">Themes können nun auch Sprachdateien haben</text:p>
              </text:list-item>
              <text:list-item>
                <text:p text:style-name="P52">Link "Anzeigen" unter "Seite Bearbeiten" hinzugefügt</text:p>
              </text:list-item>
              <text:list-item>
                <text:p text:style-name="P52">Funktionen zu Database Klasse hinzugefügt</text:p>
                <text:list>
                  <text:list-item>
                    <text:p text:style-name="P52">Database::fetchFirst()</text:p>
                  </text:list-item>
                  <text:list-item>
                    <text:p text:style-name="P52">Database::fetchFirstOrDefault()</text:p>
                  </text:list-item>
                  <text:list-item>
                    <text:p text:style-name="P52">Database::fetchSingle()</text:p>
                  </text:list-item>
                  <text:list-item>
                    <text:p text:style-name="P52">Database::fetchSingleOrDefault()</text:p>
                  </text:list-item>
                  <text:list-item>
                    <text:p text:style-name="P52">Database::any()</text:p>
                  </text:list-item>
                </text:list>
              </text:list-item>
              <text:list-item>
                <text:p text:style-name="P52">Globale Funktion find_all_folders() hinzugefügt</text:p>
              </text:list-item>
              <text:list-item>
                <text:p text:style-name="P52">Model-Klassen User, Group und UserManager hinzugefügt</text:p>
              </text:list-item>
              <text:list-item>
                <text:p text:style-name="P52">"Nachricht des Tages" je Sprache</text:p>
              </text:list-item>
              <text:list-item>
                <text:p text:style-name="P52">Einstellung "Zugriffsbeschränkungen für neue Inhalte" hinzugefügt</text:p>
              </text:list-item>
              <text:list-item>
                <text:p text:style-name="P52">Das Modul oneclick_upgrade ist nun vorinstalliert</text:p>
              </text:list-item>
              <text:list-item>
                <text:p text:style-name="P52">Installer löscht sich nun selbst am Ende der Installation</text:p>
              </text:list-item>
              <text:list-item>
                <text:p text:style-name="P52">jscolor aktualisiert (Version 2.0.4)</text:p>
              </text:list-item>
              <text:list-item>
                <text:p text:style-name="P54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787714913" text:style-name="L2">
              <text:list-item>
                <text:p text:style-name="P55">Passwort vergessen verschickt nun Links zum Setzen eines neuen Passworts, statt direkt ein neues Passwort zu vergeben</text:p>
              </text:list-item>
              <text:list-item>
                <text:p text:style-name="P55">Fehlermeldung auf 404er Fehlerseiten in der Funktion Template::getHeadline() behoben</text:p>
              </text:list-item>
              <text:list-item>
                <text:p text:style-name="P55">Funktionen zur Ausgabe der Metadaten einer Seite entsprechen nun dem Namensschema</text:p>
              </text:list-item>
              <text:list-item>
                <text:p text:style-name="P55">Menüpunkt "Update" wird wieder angezeigt, wenn die Datei "update.php" vorhanden ist</text:p>
              </text:list-item>
              <text:list-item>
                <text:p text:style-name="P55">Menüpunkte werden nur noch angezeigt, wenn darauf die Zugriffsrechte hat</text:p>
              </text:list-item>
              <text:list-item>
                <text:p text:style-name="P55">Doppelklick auf "Paket installieren" Button erzeugt nun keinen Fehler mehr</text:p>
              </text:list-item>
              <text:list-item>
                <text:p text:style-name="P55">article_date wird nun korrekt gespeichert</text:p>
              </text:list-item>
              <text:list-item>
                <text:p text:style-name="P55">Username ist jetzt Unique</text:p>
              </text:list-item>
              <text:list-item>
                <text:p text:style-name="P55">get_article_meta gibt nun article_date als Unix_Timestamp zurück</text:p>
              </text:list-item>
              <text:list-item>
                <text:p text:style-name="P55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232323347" text:style-name="L3">
              <text:list-item>
                <text:p text:style-name="P59">Funktion SecurityHelper::hash_password() entfernt</text:p>
              </text:list-item>
              <text:list-item>
                <text:p text:style-name="P59">fast_mode entfernt</text:p>
              </text:list-item>
            </text:list>
            <text:h text:style-name="P37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3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6">enthält die folgenden Features, die in theme-2017 noch nicht enthalten waren:</text:span></text:p>
            <text:list xml:id="list1470012963" text:style-name="L4">
              <text:list-item>
                <text:p text:style-name="P60">Template für den Inhaltstyp „Liste“, ähnlich einem Blogarchiv</text:p>
              </text:list-item>
              <text:list-item>
                <text:p text:style-name="P60">Eigene Templates für den Inhaltstyp „Artikel“</text:p>
              </text:list-item>
              <text:list-item>
                <text:p text:style-name="P60">Wenn das Modul „search“ oder „extended_search“ installiert und eingerichtet ist, wird ein globales Suchfeld angezeigt</text:p>
                <text:p text:style-name="P60"><draw:frame draw:style-name="fr1" draw:name="Rahmen1" text:anchor-type="paragraph" svg:width="8.229cm" draw:z-index="19"><draw:text-box fo:min-height="17.568cm"><text:p text:style-name="Illustration"><draw:frame draw:style-name="fr4" draw:name="Bild3" text:anchor-type="as-char" svg:width="6.1cm" style:rel-width="74%" svg:height="13.023cm" style:rel-height="scale" draw:z-index="20"><draw:image xlink:href="Pictures/10000000000001370000029879D02FA7480BAC9F.png" xlink:type="simple" xlink:show="embed" xlink:actuate="onLoad" loext:mime-type="image/png"/></draw:frame><text:line-break/>Abbildung <text:sequence text:ref-name="refIllustration6" text:name="Illustration" text:formula="ooow:Illustration+1" style:num-format="1">1</text:sequence>: Darstellung eines Artikels im Theme "impro17"</text:p><text:h text:style-name="P42" text:outline-level="2"/></draw:text-box></draw:frame></text:p>
              </text:list-item>
            </text:list>
            <text:h text:style-name="P43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8">Neben dem Menü-Icon befindet sich nun ein Icon zum leeren des Caches.</text:p>
            <text:p text:style-name="P58"><draw:frame draw:style-name="fr1" draw:name="Rahmen2" text:anchor-type="paragraph" svg:width="2.884cm" draw:z-index="21"><draw:text-box fo:min-height="1.429cm"><text:p text:style-name="Illustration"><draw:frame draw:style-name="fr4" draw:name="Bild4" text:anchor-type="as-char" svg:width="2.884cm" style:rel-width="100%" svg:height="1.429cm" style:rel-height="scale" draw:z-index="22"><draw:image xlink:href="Pictures/100000000000006D00000036F753FE8AD2597822.png" xlink:type="simple" xlink:show="embed" xlink:actuate="onLoad" loext:mime-type="image/png"/></draw:frame><text:line-break/>Abbildung <text:sequence text:ref-name="refIllustration7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4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5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4">Es wird nun die Anzahl der gefundenen Datensätze angezeigt.</text:p>
            <text:h text:style-name="P48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6">Man kann nun in der metadata.json Datei eines Moduls den Inhaltstypen (type wie in der Datenbank) eine Model PHP-Klasse zuweisen.</text:p>
            <text:p text:style-name="P77">Beispielcode:</text:p>
            <text:p text:style-name="P76">{</text:p>
            <text:p text:style-name="P76"><text:s text:c="3"/>„type_classes“ : {</text:p>
            <text:p text:style-name="P76"><text:s text:c="9"/>„article“ : „CustomArticle“,</text:p>
            <text:p text:style-name="P76"><text:s text:c="9"/>„my“ : „MyContentType“,</text:p>
            <text:p text:style-name="P76"><text:s text:c="9"/>„other“ : „OtherContentType“</text:p>
            <text:p text:style-name="P76"><text:s text:c="3"/>}</text:p>
            <text:p text:style-name="P76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3">einem Benutzer nun schon beim Anlegen eine Gruppe zuweisen.</text:span></text:p>
            <text:p text:style-name="P51"><draw:frame draw:style-name="fr1" draw:name="Rahmen3" text:anchor-type="paragraph" svg:width="9.509cm" draw:z-index="23"><draw:text-box fo:min-height="11.097cm"><text:p text:style-name="Illustration"><draw:frame draw:style-name="fr4" draw:name="Bild5" text:anchor-type="as-char" svg:width="8.557cm" style:rel-width="90%" svg:height="9.985cm" style:rel-height="scale" draw:z-index="24"><draw:image xlink:href="Pictures/1000020100000203000002596FEBA064644C9AD9.png" xlink:type="simple" xlink:show="embed" xlink:actuate="onLoad" loext:mime-type="image/png"/></draw:frame><text:line-break/>Abbildung <text:sequence text:ref-name="refIllustration8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8">PHP_ICO ist eine PHP Klasse, zur Generierung von Favicon Icons. PHP_ICO wurde auf Version 1.0.4 aktualisiert. Damit funktioniert die Funktion „Neues Favicon hochladen“ nun auch mit PHP 7.</text:p>
            <text:p text:style-name="P70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draw:frame draw:style-name="fr7" draw:name="Bild1" text:anchor-type="paragraph" svg:width="17cm" svg:height="3.507cm" draw:z-index="12"><draw:image xlink:href="Pictures/10000201000002D700000096977E1755E72C248B.png" xlink:type="simple" xlink:show="embed" xlink:actuate="onLoad" loext:mime-type="image/png"/></draw:frame></text:p>
      <text:p text:style-name="P23"/>
      <text:p text:style-name="P22"/>
      <text:p text:style-name="P6">Neue Features in UliCMS <text:change text:change-id="ct2560703901712"/><text:change text:change-id="ct2560703899792"/><text:span text:style-name="T17">2020.</text:span><text:span text:style-name="T18">3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/>
      <text:p text:style-name="P21"/>
      <text:p text:style-name="P24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8"><text:a xlink:type="simple" xlink:href="#__RefHeading___Toc467_918909501" text:style-name="Index_20_Link" text:visited-style-name="Index_20_Link">Über dieses Dokument<text:tab/>1</text:a></text:p>
          <text:p text:style-name="P29"><text:a xlink:type="simple" xlink:href="#__RefHeading___Toc481_1318882124" text:style-name="Index_20_Link" text:visited-style-name="Index_20_Link">Zielgruppe<text:tab/>1</text:a></text:p>
          <text:p text:style-name="P29"><text:a xlink:type="simple" xlink:href="#__RefHeading___Toc1281_2918433609" text:style-name="Index_20_Link" text:visited-style-name="Index_20_Link">Was ist UliCMS?<text:tab/>1</text:a></text:p>
          <text:p text:style-name="P29"><text:a xlink:type="simple" xlink:href="#__RefHeading___Toc1072_2367951807" text:style-name="Index_20_Link" text:visited-style-name="Index_20_Link">Neue Features<text:tab/>2</text:a></text:p>
          <text:p text:style-name="P29"><text:a xlink:type="simple" xlink:href="#__RefHeading___Toc1074_2367951807" text:style-name="Index_20_Link" text:visited-style-name="Index_20_Link">Neue API-Methoden<text:tab/>2</text:a></text:p>
          <text:p text:style-name="P29"><text:a xlink:type="simple" xlink:href="#__RefHeading___Toc1013_3322941688" text:style-name="Index_20_Link" text:visited-style-name="Index_20_Link">Neue Filter<text:tab/>2</text:a></text:p>
          <text:p text:style-name="P29"><text:a xlink:type="simple" xlink:href="#__RefHeading___Toc1015_3322941688" text:style-name="Index_20_Link" text:visited-style-name="Index_20_Link">Entfernte API-Methoden<text:tab/>3</text:a></text:p>
          <text:p text:style-name="P29"><text:a xlink:type="simple" xlink:href="#__RefHeading___Toc1017_3322941688" text:style-name="Index_20_Link" text:visited-style-name="Index_20_Link">Fehlerkorrekturen<text:tab/>3</text:a></text:p>
          <text:p text:style-name="P28"><text:a xlink:type="simple" xlink:href="#__RefHeading___Toc1002_23302089" text:style-name="Index_20_Link" text:visited-style-name="Index_20_Link">Detaillierte Beschreibung der neuen Features<text:tab/>4</text:a></text:p>
          <text:p text:style-name="P29"><text:a xlink:type="simple" xlink:href="#__RefHeading___Toc1019_3322941688" text:style-name="Index_20_Link" text:visited-style-name="Index_20_Link">Shortcodes von Modulen werden automatisch in die Zwischenablage kopiert<text:tab/>4</text:a></text:p>
          <text:p text:style-name="P29"><text:a xlink:type="simple" xlink:href="#__RefHeading___Toc1021_3322941688" text:style-name="Index_20_Link" text:visited-style-name="Index_20_Link">Seitenfilter Feature aktiviert<text:tab/>4</text:a></text:p>
          <text:p text:style-name="P29"><text:a xlink:type="simple" xlink:href="#__RefHeading___Toc1023_3322941688" text:style-name="Index_20_Link" text:visited-style-name="Index_20_Link">Neuer Dateimanager: RESPONSIVE filemanager<text:tab/>4</text:a></text:p>
          <text:p text:style-name="P29"><text:a xlink:type="simple" xlink:href="#__RefHeading___Toc1025_3322941688" text:style-name="Index_20_Link" text:visited-style-name="Index_20_Link">Neue Robo Tasks hinzugefügt<text:tab/>4</text:a></text:p>
          <text:p text:style-name="P29"><text:a xlink:type="simple" xlink:href="#__RefHeading___Toc1027_3322941688" text:style-name="Index_20_Link" text:visited-style-name="Index_20_Link">Vorausgewähltes Menü und vorausgewählter Inhaltstyp konfigurierbar<text:tab/>5</text:a></text:p>
          <text:p text:style-name="P29"><text:a xlink:type="simple" xlink:href="#__RefHeading___Toc1029_3322941688" text:style-name="Index_20_Link" text:visited-style-name="Index_20_Link">Doppelte Slugs werden nun verhindert<text:tab/>5</text:a></text:p>
          <text:p text:style-name="P29"><text:a xlink:type="simple" xlink:href="#__RefHeading___Toc1031_3322941688" text:style-name="Index_20_Link" text:visited-style-name="Index_20_Link">Neuer CustomField-Typ "UrlField"<text:tab/>5</text:a></text:p>
          <text:p text:style-name="P29"><text:a xlink:type="simple" xlink:href="#__RefHeading___Toc1033_3322941688" text:style-name="Index_20_Link" text:visited-style-name="Index_20_Link">Performance-Verbesserungen durchgeführt<text:tab/>5</text:a></text:p>
          <text:p text:style-name="P29"><text:a xlink:type="simple" xlink:href="#__RefHeading___Toc1035_3322941688" text:style-name="Index_20_Link" text:visited-style-name="Index_20_Link">Meldung bei nicht unterstützten Browsern<text:tab/>5</text:a></text:p>
          <text:p text:style-name="P29"><text:a xlink:type="simple" xlink:href="#__RefHeading___Toc1037_3322941688" text:style-name="Index_20_Link" text:visited-style-name="Index_20_Link">Rechtliche Hinweise hinzugefügt<text:tab/>6</text:a></text:p>
          <text:p text:style-name="P29"><text:a xlink:type="simple" xlink:href="#__RefHeading___Toc1039_3322941688" text:style-name="Index_20_Link" text:visited-style-name="Index_20_Link">Icons zur Seitenverwaltung hinzugefügt<text:tab/>6</text:a></text:p>
          <text:p text:style-name="P28"><text:a xlink:type="simple" xlink:href="#__RefHeading___Toc3214_778543409" text:style-name="Index_20_Link" text:visited-style-name="Index_20_Link">Durchführung der Installation<text:tab/>7</text:a></text:p>
          <text:p text:style-name="P28"><text:a xlink:type="simple" xlink:href="#__RefHeading___Toc3466_778543409" text:style-name="Index_20_Link" text:visited-style-name="Index_20_Link">Durchführung des Upgrades<text:tab/>8</text:a></text:p>
          <text:p text:style-name="P29"><text:a xlink:type="simple" xlink:href="#__RefHeading___Toc1507_3645190176" text:style-name="Index_20_Link" text:visited-style-name="Index_20_Link">Upgrade mit oneclick_upgrade<text:tab/>8</text:a></text:p>
          <text:p text:style-name="P29"><text:a xlink:type="simple" xlink:href="#__RefHeading___Toc1509_3645190176" text:style-name="Index_20_Link" text:visited-style-name="Index_20_Link">Upgrade manuell<text:tab/>9</text:a></text:p>
          <text:p text:style-name="P28"><text:a xlink:type="simple" xlink:href="#__RefHeading___Toc734_1061336504" text:style-name="Index_20_Link" text:visited-style-name="Index_20_Link">Benötigen Sie Hilfe?<text:tab/>10</text:a></text:p>
          <text:p text:style-name="P28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Standard"/>
      <text:h text:style-name="P41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560703902432"/><text:change text:change-id="ct2560703893552"/><text:span text:style-name="T14">2020.3.</text:span></text:p>
      <text:h text:style-name="P44" text:outline-level="2"><text:bookmark-start text:name="__RefHeading___Toc481_1318882124"/>Zielgruppe<text:bookmark-end text:name="__RefHeading___Toc481_1318882124"/></text:h>
      <text:p text:style-name="P7">Zielgruppe dieses Dokuments sind Systemadministratoren, Webentwickler und Endanwender von UliCMS.</text:p>
      <text:h text:style-name="P45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0">UliCMS ermöglicht die Erstellung und Verwaltung von kleinen und mittelgroßen Websites.</text:p>
      <text:h text:style-name="P36" text:outline-level="1"><text:bookmark-start text:name="__RefHeading___Toc1347_1106538956"/><text:change text:change-id="ct2560703897392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355504879" text:style-name="L5">
        <text:list-item>
          <text:p text:style-name="P61">Shortcodes von Modulen werden automatisch in die Zwischenablage kopiert</text:p>
        </text:list-item>
        <text:list-item>
          <text:p text:style-name="P61">Seitenfilter Feature aktiviert</text:p>
        </text:list-item>
        <text:list-item>
          <text:p text:style-name="P61">Neuer Dateimanager: RESPONSIVE filemanager</text:p>
        </text:list-item>
        <text:list-item>
          <text:p text:style-name="P61">Neue Robo Tasks hinzugefügt</text:p>
        </text:list-item>
        <text:list-item>
          <text:p text:style-name="P61">Vorausgewähltes Menü und vorausgewählter Inhaltstyp konfigurierbar</text:p>
        </text:list-item>
        <text:list-item>
          <text:p text:style-name="P61">Doppelte Slugs werden nun verhindert</text:p>
        </text:list-item>
        <text:list-item>
          <text:p text:style-name="P61">Neuer CustomField-Typ "UrlField"</text:p>
        </text:list-item>
        <text:list-item>
          <text:p text:style-name="P61">Performance-Verbesserungen durchgeführt</text:p>
        </text:list-item>
        <text:list-item>
          <text:p text:style-name="P61">Meldung bei nicht unterstützten Browsern</text:p>
        </text:list-item>
        <text:list-item>
          <text:p text:style-name="P61">Rechtliche Hinweise hinzugefügt</text:p>
        </text:list-item>
        <text:list-item>
          <text:p text:style-name="P61">Icons zur Seitenverwaltung hinzugefügt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315390719" text:style-name="L6">
        <text:list-item>
          <text:p text:style-name="P62">is_version_number(string? $input): bool</text:p>
        </text:list-item>
        <text:list-item>
          <text:p text:style-name="P62">ArrayHelper::hasMultipleKeys(?array $input, array $keys): bool</text:p>
        </text:list-item>
        <text:list-item>
          <text:p text:style-name="P62">UliCMS\HTML\_nbsp(string $text = " "): string</text:p>
        </text:list-item>
        <text:list-item>
          <text:p text:style-name="P62">UliCMS\HTML\nbsp(string $text = " "): void</text:p>
        </text:list-item>
        <text:list-item>
          <text:p text:style-name="P62">str_contains() empfängt nun Parameter in vertauschter Reihenfolge</text:p>
        </text:list-item>
        <text:list-item>
          <text:p text:style-name="P62">$user-&gt;getLocked() umbenannt in $user-&gt;isLocked()</text:p>
        </text:list-item>
        <text:list-item>
          <text:p text:style-name="P62">$user-&gt;getAdmin() umbenannt in $user→isAdmin()</text:p>
        </text:list-item>
      </text:list>
      <text:h text:style-name="Heading_20_2" text:outline-level="2"><text:bookmark-start text:name="__RefHeading___Toc1013_3322941688"/>Neue Filter<text:bookmark-end text:name="__RefHeading___Toc1013_3322941688"/></text:h>
      <text:list xml:id="list121599713" text:style-name="L7">
        <text:list-item>
          <text:p text:style-name="P63">admin_head_scripts</text:p>
        </text:list-item>
        <text:list-item>
          <text:p text:style-name="P63">admin_head_styles</text:p>
        </text:list-item>
      </text:list>
      <text:h text:style-name="P46" text:outline-level="2"/>
      <text:h text:style-name="P48" text:outline-level="2"><text:bookmark-start text:name="__RefHeading___Toc1015_3322941688"/>Entfernte API-Methoden<text:bookmark-end text:name="__RefHeading___Toc1015_3322941688"/></text:h>
      <text:list xml:id="list4036577262" text:style-name="L8">
        <text:list-item>
          <text:p text:style-name="P64">NumberFormatHelper::timestampToHtml5Datetime(?int $timestamp = null): string</text:p>
        </text:list-item>
        <text:list-item>
          <text:p text:style-name="P64">\isNullOrEmpty($variable): bool</text:p>
        </text:list-item>
        <text:list-item>
          <text:p text:style-name="P64">\isNotNullOrEmpty($variable): bool</text:p>
        </text:list-item>
        <text:list-item>
          <text:p text:style-name="P64">\add_hook(string $name, string $runs = ModuleEventConstants::RUNS_ONCE): void</text:p>
        </text:list-item>
        <text:list-item>
          <text:p text:style-name="P64">\combined_script_html(): void</text:p>
        </text:list-item>
        <text:list-item>
          <text:p text:style-name="P64">\get_combined_script_html(): string</text:p>
        </text:list-item>
        <text:list-item>
          <text:p text:style-name="P65">\get_combined_stylesheet_html(): string</text:p>
        </text:list-item>
      </text:list>
      <text:h text:style-name="Heading_20_2" text:outline-level="2"><text:bookmark-start text:name="__RefHeading___Toc1017_3322941688"/>Fehlerkorrekturen<text:bookmark-end text:name="__RefHeading___Toc1017_3322941688"/></text:h>
      <text:list xml:id="list4125930202" text:style-name="L9">
        <text:list-item>
          <text:p text:style-name="P66">Freigabe-Workflows für Seiten repariert</text:p>
        </text:list-item>
        <text:list-item>
          <text:p text:style-name="P66">"Nachricht des Tages" wurde nicht korrekt gespeichert</text:p>
        </text:list-item>
      </text:list>
      <text:h text:style-name="P38" text:outline-level="1"><text:bookmark-start text:name="__RefHeading___Toc1002_23302089"/>Detaillierte Beschreibung der neuen Features<text:bookmark-end text:name="__RefHeading___Toc1002_23302089"/></text:h>
      <text:h text:style-name="Heading_20_2" text:outline-level="2"><text:bookmark-start text:name="__RefHeading___Toc1019_3322941688"/>Shortcodes von Modulen werden automatisch in die Zwischenablage kopiert<text:bookmark-end text:name="__RefHeading___Toc1019_3322941688"/></text:h>
      <text:p text:style-name="P16">S<text:span text:style-name="T28">hortcodes werden nun automatisch kopiert, wenn man in das Textfeld klickt.</text:span></text:p>
      <text:p text:style-name="Standard"><draw:frame draw:style-name="fr2" draw:name="Rahmen4" text:anchor-type="paragraph" svg:width="17cm" draw:z-index="14"><draw:text-box fo:min-height="12.818cm"><text:p text:style-name="Illustration"><draw:frame draw:style-name="fr4" draw:name="Bild6" text:anchor-type="as-char" svg:width="17cm" style:rel-width="100%" svg:height="12.818cm" style:rel-height="scale" draw:z-index="15"><draw:image xlink:href="Pictures/100000000000039F000002BBA813C0AFC73DC781.png" xlink:type="simple" xlink:show="embed" xlink:actuate="onLoad" loext:mime-type="image/png"/></draw:frame><text:span text:style-name="T19"><text:line-break/></text:span>Abbildung <text:sequence text:ref-name="refIllustration3" text:name="Illustration" text:formula="ooow:Illustration+1" style:num-format="1">1</text:sequence>: Shortcode in die Zwischenablage kopieren</text:p></draw:text-box></draw:frame></text:p>
      <text:h text:style-name="Heading_20_2" text:outline-level="2"><text:bookmark-start text:name="__RefHeading___Toc1021_3322941688"/>Seitenfilter Feature aktiviert<text:bookmark-end text:name="__RefHeading___Toc1021_3322941688"/></text:h>
      <text:p text:style-name="P14">[...]</text:p>
      <text:h text:style-name="Heading_20_2" text:outline-level="2"><text:bookmark-start text:name="__RefHeading___Toc1023_3322941688"/>Neuer Dateimanager: RESPONSIVE filemanager<text:bookmark-end text:name="__RefHeading___Toc1023_3322941688"/></text:h>
      <text:p text:style-name="P14">[...]</text:p>
      <text:h text:style-name="Heading_20_2" text:outline-level="2"><text:bookmark-start text:name="__RefHeading___Toc1025_3322941688"/>Neue Robo Tasks hinzugefügt<text:bookmark-end text:name="__RefHeading___Toc1025_3322941688"/></text:h>
      <text:p text:style-name="P14">[...]</text:p>
      <text:h text:style-name="P47" text:outline-level="2"><text:bookmark-start text:name="__RefHeading___Toc1027_3322941688"/><text:soft-page-break/>Vorausgewähltes Menü und vorausgewählter Inhaltstyp konfigurierbar<text:bookmark-end text:name="__RefHeading___Toc1027_3322941688"/></text:h>
      <text:p text:style-name="P19"><text:span text:style-name="T26">I</text:span><text:span text:style-name="T27">n der Konfigurationsdatei kann nun das Vorausgewählte Menü für neue Seiten festgelegt werden.</text:span></text:p>
      <text:p text:style-name="P20">public $default_menu = “left“;</text:p>
      <text:h text:style-name="Heading_20_2" text:outline-level="2"><text:bookmark-start text:name="__RefHeading___Toc1029_3322941688"/>Doppelte Slugs werden nun verhindert<text:bookmark-end text:name="__RefHeading___Toc1029_3322941688"/></text:h>
      <text:p text:style-name="P17">B<text:span text:style-name="T29">eim Erstellen von Seiten wird nun verhindert, dass Slugs innerhalb einer Sprache mehrfach vergeben werden. Wenn dies versucht wird, wird an den Slug eine Zahl angehängt.</text:span></text:p>
      <text:p text:style-name="P18">Wenn Sie z.B. eine Seite „Lorem Ipsum“ angelegen, während schon eine Seite mit dem Slug „lorem-ipsum“ vorhanden ist, so wird für die neue Seite der Slug <text:s/>„lorem-ipsum-2“ verwendet.</text:p>
      <text:p text:style-name="P18">Mit jeder weiteren Seite mit diesem Titel wird weiter hochgezählt, „lorem-ipsum-3“, „lorem ipsum-4“ usw.</text:p>
      <text:h text:style-name="Heading_20_2" text:outline-level="2"><text:bookmark-start text:name="__RefHeading___Toc1031_3322941688"/>Neuer CustomField-Typ "UrlField"<text:bookmark-end text:name="__RefHeading___Toc1031_3322941688"/></text:h>
      <text:p text:style-name="P14">[...]</text:p>
      <text:h text:style-name="P47" text:outline-level="2"><text:bookmark-start text:name="__RefHeading___Toc1033_3322941688"/>Performance-Verbesserungen durchgeführt<text:bookmark-end text:name="__RefHeading___Toc1033_3322941688"/></text:h>
      <text:p text:style-name="P14">[...]</text:p>
      <text:h text:style-name="Heading_20_2" text:outline-level="2"><text:bookmark-start text:name="__RefHeading___Toc1035_3322941688"/>Meldung bei nicht unterstützten Browsern<text:bookmark-end text:name="__RefHeading___Toc1035_3322941688"/></text:h>
      <text:p text:style-name="P72">Die Nutzung des Backends mit nicht kompatiblen Browsern wird nun blockiert.</text:p>
      <text:p text:style-name="P72"><text:span text:style-name="T2">Welche Browser unterstützt werden, erfahren Sie unter folgender URL:</text:span><text:span text:style-name="T5"><text:line-break/></text:span><text:a xlink:type="simple" xlink:href="https://www.ulicms.de/Welche-Browser-werden-von-UliCMS-unterstutzt.html" text:style-name="Internet_20_link" text:visited-style-name="Visited_20_Internet_20_Link"><text:span text:style-name="T5">https://www.ulicms.de/Welche-Browser-werden-von-UliCMS-unterstutzt.html</text:span></text:a> </text:p>
      <text:p text:style-name="P14"><draw:frame draw:style-name="fr2" draw:name="Rahmen5" text:anchor-type="paragraph" svg:width="17cm" draw:z-index="17"><draw:text-box fo:min-height="5.318cm"><text:p text:style-name="Illustration"><draw:frame draw:style-name="fr5" draw:name="Bild7" text:anchor-type="as-char" svg:width="17cm" style:rel-width="100%" svg:height="5.318cm" style:rel-height="scale" draw:z-index="18"><draw:image xlink:href="Pictures/10000000000002DF000000E6706BC9EACEAAC018.png" xlink:type="simple" xlink:show="embed" xlink:actuate="onLoad" loext:mime-type="image/png"/></draw:frame><text:span text:style-name="T19"><text:line-break/></text:span>Abbildung <text:sequence text:ref-name="refIllustration5" text:name="Illustration" text:formula="ooow:Illustration+1" style:num-format="1">2</text:sequence>: Nicht unterstützer Browser</text:p></draw:text-box></draw:frame></text:p>
      <text:h text:style-name="Heading_20_2" text:outline-level="2"><text:bookmark-start text:name="__RefHeading___Toc1037_3322941688"/><text:soft-page-break/>Rechtliche Hinweise hinzugefügt<text:bookmark-end text:name="__RefHeading___Toc1037_3322941688"/></text:h>
      <text:p text:style-name="P15">[...]</text:p>
      <text:h text:style-name="Heading_20_2" text:outline-level="2"><text:bookmark-start text:name="__RefHeading___Toc1039_3322941688"/>Icons zur Seitenverwaltung hinzugefügt<text:bookmark-end text:name="__RefHeading___Toc1039_3322941688"/></text:h>
      <text:p text:style-name="P14">[...]</text:p>
      <text:h text:style-name="P36" text:outline-level="1"><text:bookmark-start text:name="__RefHeading___Toc3214_778543409"/>Durchführung der Installation<text:bookmark-end text:name="__RefHeading___Toc3214_778543409"/><text:change text:change-id="ct2560703891392"/><text:change text:change-id="ct2560703893312"/><text:change text:change-id="ct2560703895952"/><text:change text:change-id="ct2560703900752"/><text:change text:change-id="ct2560703890672"/></text:h>
      <text:list xml:id="list2801772265" text:style-name="L10">
        <text:list-item>
          <text:p text:style-name="P67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56">Wenn Sie UliCMS in de<text:span text:style-name="T16">m</text:span> Hauptordner hochgeladen haben, rufen Sie [www.ihredomain.de]/installer im Browser auf.</text:p>
        </text:list-item>
        <text:list-item>
          <text:p text:style-name="P56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56">Folgen Sie den Anweisungen des Installationsassistenten.</text:p>
        </text:list-item>
        <text:list-item>
          <text:p text:style-name="P57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39" text:outline-level="1"><text:bookmark-start text:name="__RefHeading___Toc3466_778543409"/>Durchführung des Upgrades<text:bookmark-end text:name="__RefHeading___Toc3466_778543409"/></text:h>
      <text:p text:style-name="P5">Ein Upgrade auf UliCMS 2020.3 ist nur von UliCMS 2019.3 bis 2020.2 möglich.<text:line-break/>Wenn Sie eine ältere UliCMS Version benutzen, befolgen Sie bitte die Anweisungen zum Upgrade auf UliCMS 2019.3, bevor Sie das Upgrade auf 2020.3 durchführen.</text:p>
      <text:p text:style-name="P25"/>
      <text:p text:style-name="P25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5"/>
      <text:p text:style-name="P27">Wichtiger Hinweis:</text:p>
      <text:p text:style-name="P26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9">oneclick_upgrade ist ein Modul für UliCMS welches Ihnen ermöglicht ein Upgrade auf die neueste Version von UliCMS durchzuführen.</text:p>
      <text:p text:style-name="P11"><text:span text:style-name="T20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0">https://extend.ulicms.de/oneclick_upgrade.html</text:span></text:a></text:p>
      <text:h text:style-name="P48" text:outline-level="2"><text:bookmark-start text:name="__RefHeading___Toc1509_3645190176"/>Upgrade manuell<text:bookmark-end text:name="__RefHeading___Toc1509_3645190176"/></text:h>
      <text:p text:style-name="P12"><text:span text:style-name="T23">Folgende Anleitung erklärt, wie Sie manuell ein Upgrade auf UliCMS </text:span><text:span text:style-name="T24">2</text:span><text:span text:style-name="T25">020.2</text:span><text:span text:style-name="T23"> durchführen können. Um das Upgrade durchzuführen benötigen Sie einen FTP-Zugriff oder eine andere Möglichkeit, Dateien auf ihren Webserver kopieren zu können.</text:span></text:p>
      <text:list xml:id="list4042599912" text:style-name="L11">
        <text:list-item>
          <text:p text:style-name="P68">Laden Sie das Upgrade-Paket für UliCMS <text:span text:style-name="T24">2</text:span><text:span text:style-name="T25">020.2</text:span> herunter und entpacken Sie die zip Datei</text:p>
        </text:list-item>
        <text:list-item>
          <text:p text:style-name="P69">Kopieren Sie den Inhalt des Ordners „ulicms“ und laden Sie diese auf ihren Webserver hoch.<text:line-break/>Ersetzen Sie hierbei alle vorhandenen Dateien.</text:p>
        </text:list-item>
        <text:list-item>
          <text:p text:style-name="P69">Setzen Sie die Berechtigungen von allen hochgeladenen Dateien und Ordnern auf 0755</text:p>
        </text:list-item>
      </text:list>
      <text:p text:style-name="P13"><draw:frame draw:style-name="fr3" draw:name="Rahmen11" text:anchor-type="paragraph" svg:x="1.252cm" svg:y="0cm" svg:width="9.675cm" draw:z-index="13"><draw:text-box fo:min-height="12.206cm"><text:p text:style-name="Illustration"><draw:frame draw:style-name="fr4" draw:name="Bild14" text:anchor-type="as-char" svg:width="8.387cm" style:rel-width="100%" svg:height="9.975cm" style:rel-height="scale" draw:z-index="16"><draw:image xlink:href="Pictures/100000000000013D000001793E6B8EFC6D32E201.png" xlink:type="simple" xlink:show="embed" xlink:actuate="onLoad" loext:mime-type="image/png"/></draw:frame><text:span text:style-name="T19"><text:line-break/></text:span>Abbildung <text:sequence text:ref-name="refIllustration4" text:name="Illustration" text:formula="ooow:Illustration+1" style:num-format="1">3</text:sequence>: Dateiberechtigungen setzen</text:p></draw:text-box></draw:frame></text:p>
      <text:list xml:id="list175114446252165" text:continue-numbering="true" text:style-name="L11">
        <text:list-item>
          <text:p text:style-name="P69">Rufen Sie das Script update.php im Browser auf.<text:line-break/>http://[ihre-domain]/update.php</text:p>
        </text:list-item>
      </text:list>
      <text:h text:style-name="P40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1">Instgram unter </text:span><text:a xlink:type="simple" xlink:href="https://www.instagram.com/ulicms/" text:style-name="Internet_20_link" text:visited-style-name="Visited_20_Internet_20_Link">https://www.instagram.com/ulicms/</text:a> <text:s/><text:span text:style-name="T21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30"><text:s/>Abbildung 1: Shortcode in die Zwischenablage kopieren<text:tab/>4</text:p>
          <text:p text:style-name="P30"><text:s/>Abbildung 2: Nicht unterstützer Browser<text:tab/>5</text:p>
          <text:p text:style-name="P30"><text:s/>Abbildung 3: Dateiberechtigungen setzen<text:tab/>9</text:p>
        </text:index-body>
      </text:illustration-index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1"><draw:image xlink:href="Pictures/10000201000002D700000096977E1755E72C248B.png" xlink:type="simple" xlink:show="embed" xlink:actuate="onLoad" loext:mime-type="image/png"/></draw:frame></text:p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7-10T17:51:13.107000044">10.07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11H45M20S</meta:editing-duration>
    <meta:editing-cycles>1743</meta:editing-cycles>
    <meta:generator>LibreOffice/6.3.6.2$Windows_X86_64 LibreOffice_project/2196df99b074d8a661f4036fca8fa0cbfa33a497</meta:generator>
    <dc:date>2020-07-10T17:51:12.964000000</dc:date>
    <meta:document-statistic meta:table-count="0" meta:image-count="10" meta:object-count="0" meta:page-count="12" meta:paragraph-count="132" meta:word-count="871" meta:character-count="6863" meta:non-whitespace-character-count="6150"/>
  </office:meta>
</office:document-meta>
</file>